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5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5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7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9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1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2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right" draw:textarea-vertical-align="bottom" draw:auto-grow-height="true" draw:auto-grow-width="false" fo:min-height="1.5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text-properties style:font-name="Times New Roman" fo:font-size="8pt"/>
    </style:style>
    <style:style style:name="P10" style:family="paragraph">
      <loext:graphic-properties draw:fill="solid" draw:fill-color="#ffffff"/>
      <style:paragraph-properties fo:margin-left="0cm" fo:margin-right="0cm" fo:text-indent="0cm"/>
      <style:text-properties style:font-name="Times New Roman" fo:font-size="8pt"/>
    </style:style>
    <style:style style:name="P11" style:family="paragraph">
      <style:paragraph-properties fo:text-align="center"/>
      <style:text-properties style:font-name="Times New Roman" fo:font-size="8pt"/>
    </style:style>
    <style:style style:name="P12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3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4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5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style:style style:name="T3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9.036cm" svg:y="7.744cm">
          <draw:text-box>
            <text:p text:style-name="P1"><text:span text:style-name="T1">Merc</text:span><text:span text:style-name="T1">hant</text:span></text:p>
          </draw:text-box>
        </draw:frame>
        <draw:g>
          <draw:g>
            <draw:circle draw:style-name="gr2" draw:text-style-name="P3" draw:layer="layout" svg:width="0.046cm" svg:height="0.046cm" svg:x="9.159cm" svg:y="9.177cm">
              <text:p/>
            </draw:circle>
            <draw:circle draw:style-name="gr2" draw:text-style-name="P3" draw:layer="layout" svg:width="0.046cm" svg:height="0.046cm" svg:x="9.098cm" svg:y="9.238cm">
              <text:p/>
            </draw:circle>
            <draw:rect draw:style-name="gr3" draw:text-style-name="P4" draw:layer="layout" svg:width="0.2cm" svg:height="0.2cm" svg:x="9.067cm" svg:y="9.115cm">
              <text:p/>
            </draw:rect>
          </draw:g>
          <draw:rect draw:style-name="gr3" draw:text-style-name="P4" draw:layer="layout" svg:width="0.6cm" svg:height="0.6cm" svg:x="8.867cm" svg:y="8.915cm">
            <text:p/>
          </draw:rect>
        </draw:g>
        <draw:frame draw:style-name="gr1" draw:text-style-name="P2" draw:layer="layout" svg:width="2.4cm" svg:height="1.6cm" svg:x="17.244cm" svg:y="7.7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frame draw:style-name="gr4" draw:text-style-name="P6" draw:layer="layout" svg:width="1.6cm" svg:height="0.371cm" svg:x="1.035cm" svg:y="17.29cm">
          <draw:text-box>
            <text:p text:style-name="P5"><text:span text:style-name="T2">a</text:span><text:span text:style-name="T2">n</text:span><text:span text:style-name="T2">n</text:span><text:span text:style-name="T2">ot</text:span><text:span text:style-name="T2">at</text:span><text:span text:style-name="T2">io</text:span><text:span text:style-name="T2">n</text:span></text:p>
          </draw:text-box>
        </draw:frame>
        <draw:line draw:style-name="gr5" draw:text-style-name="P7" draw:layer="layout" svg:x1="0.635cm" svg:y1="15.916cm" svg:x2="0.635cm" svg:y2="16.716cm">
          <text:p/>
        </draw:line>
        <draw:g draw:style-name="gr6">
          <draw:circle draw:style-name="gr7" draw:text-style-name="P8" draw:layer="layout" svg:width="0.229cm" svg:height="0.229cm" svg:x="3.692cm" svg:y="2.035cm">
            <text:p/>
          </draw:circle>
          <draw:line draw:style-name="gr8" draw:text-style-name="P7" draw:layer="layout" svg:x1="3.807cm" svg:y1="2.264cm" svg:x2="3.807cm" svg:y2="2.606cm">
            <text:p/>
          </draw:line>
          <draw:line draw:style-name="gr8" draw:text-style-name="P7" draw:layer="layout" svg:x1="3.807cm" svg:y1="2.378cm" svg:x2="4.035cm" svg:y2="2.264cm">
            <text:p/>
          </draw:line>
          <draw:line draw:style-name="gr8" draw:text-style-name="P7" draw:layer="layout" svg:x1="3.807cm" svg:y1="2.378cm" svg:x2="3.578cm" svg:y2="2.264cm">
            <text:p/>
          </draw:line>
          <draw:line draw:style-name="gr8" draw:text-style-name="P7" draw:layer="layout" svg:x1="3.807cm" svg:y1="2.606cm" svg:x2="3.578cm" svg:y2="2.835cm">
            <text:p/>
          </draw:line>
          <draw:line draw:style-name="gr8" draw:text-style-name="P7" draw:layer="layout" svg:x1="3.807cm" svg:y1="2.606cm" svg:x2="4.035cm" svg:y2="2.835cm">
            <text:p/>
          </draw:line>
        </draw:g>
        <draw:line draw:style-name="gr9" draw:text-style-name="P7" draw:layer="layout" svg:x1="1.435cm" svg:y1="16.716cm" svg:x2="1.435cm" svg:y2="15.916cm">
          <text:p/>
        </draw:line>
        <draw:g>
          <draw:path draw:style-name="gr10" draw:text-style-name="P4" draw:layer="layout" svg:width="0.149cm" svg:height="1.199cm" svg:x="2.285cm" svg:y="15.716cm" svg:viewBox="0 0 150 1200" svg:d="M150 0c-200 400-200 800 0 1200">
            <text:p/>
          </draw:path>
          <draw:path draw:style-name="gr10" draw:text-style-name="P4" draw:layer="layout" svg:width="0.149cm" svg:height="1.199cm" svg:x="2.835cm" svg:y="15.716cm" svg:viewBox="0 0 150 1200" svg:d="M0 1200c200-400 200-800 0-1200">
            <text:p/>
          </draw:path>
          <draw:rect draw:style-name="gr3" draw:text-style-name="P4" draw:layer="layout" svg:width="1.2cm" svg:height="1.2cm" svg:x="2.035cm" svg:y="15.716cm">
            <text:p/>
          </draw:rect>
        </draw:g>
        <draw:g>
          <draw:circle draw:style-name="gr2" draw:text-style-name="P3" draw:layer="layout" svg:width="0.1cm" svg:height="0.1cm" svg:x="3.185cm" svg:y="14.866cm">
            <text:p/>
          </draw:circle>
          <draw:circle draw:style-name="gr2" draw:text-style-name="P3" draw:layer="layout" svg:width="0.1cm" svg:height="0.1cm" svg:x="3.385cm" svg:y="14.866cm">
            <text:p/>
          </draw:circle>
          <draw:circle draw:style-name="gr2" draw:text-style-name="P3" draw:layer="layout" svg:width="0.1cm" svg:height="0.1cm" svg:x="3.585cm" svg:y="14.866cm">
            <text:p/>
          </draw:circle>
          <draw:rect draw:style-name="gr3" draw:text-style-name="P4" draw:layer="layout" svg:width="1.2cm" svg:height="0.4cm" svg:x="2.835cm" svg:y="14.716cm">
            <text:p/>
          </draw:rect>
        </draw:g>
        <draw:circle draw:style-name="gr11" draw:text-style-name="P9" draw:layer="layout" svg:width="0.4cm" svg:height="0.4cm" svg:x="4.435cm" svg:y="2.835cm">
          <text:p text:style-name="P5"><text:span text:style-name="T3">O</text:span></text:p>
        </draw:circle>
        <draw:circle draw:style-name="gr11" draw:text-style-name="P9" draw:layer="layout" svg:width="0.4cm" svg:height="0.4cm" svg:x="4.835cm" svg:y="2.835cm">
          <text:p text:style-name="P5"><text:span text:style-name="T3">R</text:span></text:p>
        </draw:circle>
        <draw:g draw:style-name="gr6">
          <draw:line draw:style-name="gr12" draw:text-style-name="P7" draw:layer="layout" svg:x1="5.235cm" svg:y1="4.035cm" svg:x2="5.235cm" svg:y2="3.635cm">
            <text:p/>
          </draw:line>
          <draw:circle draw:style-name="gr13" draw:text-style-name="P9" draw:layer="layout" svg:width="0.4cm" svg:height="0.4cm" svg:x="4.635cm" svg:y="3.635cm">
            <text:p/>
          </draw:circle>
          <draw:rect draw:style-name="gr3" draw:text-style-name="P4" draw:layer="layout" svg:width="1.2cm" svg:height="0.4cm" svg:x="4.235cm" svg:y="3.635cm">
            <text:p/>
          </draw:rect>
        </draw:g>
        <draw:circle draw:style-name="gr13" draw:text-style-name="P9" draw:layer="layout" svg:width="0.4cm" svg:height="0.4cm" svg:x="4.635cm" svg:y="2.035cm">
          <text:p/>
        </draw:circle>
        <draw:connector draw:style-name="gr14" draw:text-style-name="P7" draw:layer="layout" draw:type="line" svg:x1="1.335cm" svg:y1="8.535cm" svg:x2="0.735cm" svg:y2="8.535cm" svg:d="M1335 8535h-600" svg:viewBox="0 0 601 1">
          <text:p/>
        </draw:connector>
        <draw:connector draw:style-name="gr14" draw:text-style-name="P7" draw:layer="layout" draw:type="line" svg:x1="2.535cm" svg:y1="8.535cm" svg:x2="1.735cm" svg:y2="8.535cm" svg:d="M2535 8535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.335cm" svg:y="8.335cm">
            <text:p/>
          </draw:circle>
          <draw:g>
            <draw:polygon draw:style-name="gr15" draw:text-style-name="P3" draw:layer="layout" svg:width="0.124cm" svg:height="0.177cm" svg:x="1.735cm" svg:y="8.046cm" svg:viewBox="0 0 125 178" draw:points="0,0 0,178 125,89">
              <text:p/>
            </draw:polygon>
            <draw:frame draw:style-name="gr16" draw:text-style-name="P6" draw:layer="layout" svg:width="0.8cm" svg:height="0.8cm" svg:x="1.135cm" svg:y="7.7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.235cm" svg:y="10.835cm">
          <text:p/>
        </draw:circle>
        <draw:connector draw:style-name="gr14" draw:text-style-name="P7" draw:layer="layout" draw:type="line" svg:x1="1.235cm" svg:y1="11.035cm" svg:x2="0.635cm" svg:y2="11.034cm" svg:d="M1235 11035l-600-1" svg:viewBox="0 0 601 2">
          <text:p/>
        </draw:connector>
        <draw:connector draw:style-name="gr14" draw:text-style-name="P7" draw:layer="layout" draw:type="line" svg:x1="2.235cm" svg:y1="11.035cm" svg:x2="1.635cm" svg:y2="11.035cm" svg:d="M2235 11035h-600" svg:viewBox="0 0 601 1">
          <text:p/>
        </draw:connector>
        <draw:circle draw:style-name="gr18" draw:text-style-name="P10" draw:layer="layout" svg:width="0.4cm" svg:height="0.4cm" svg:x="1.835cm" svg:y="13.235cm">
          <text:p text:style-name="P5"><text:span text:style-name="T3">O</text:span></text:p>
        </draw:circle>
        <draw:connector draw:style-name="gr19" draw:text-style-name="P11" draw:layer="layout" draw:type="line" svg:x1="0.635cm" svg:y1="13.834cm" svg:x2="1.835cm" svg:y2="13.835cm" svg:d="M635 13834l1200 1" svg:viewBox="0 0 1201 2">
          <text:p/>
        </draw:connector>
        <draw:connector draw:style-name="gr19" draw:text-style-name="P11" draw:layer="layout" draw:type="line" svg:x1="2.235cm" svg:y1="13.835cm" svg:x2="3.435cm" svg:y2="13.834cm" svg:d="M2235 13835l1200-1" svg:viewBox="0 0 1201 2">
          <text:p/>
        </draw:connector>
        <draw:circle draw:style-name="gr18" draw:text-style-name="P10" draw:layer="layout" svg:width="0.4cm" svg:height="0.4cm" svg:x="1.835cm" svg:y="13.635cm">
          <text:p text:style-name="P5"><text:span text:style-name="T3">R</text:span></text:p>
        </draw:circle>
        <draw:connector draw:style-name="gr19" draw:text-style-name="P11" draw:layer="layout" draw:type="line" svg:x1="1.835cm" svg:y1="13.435cm" svg:x2="0.635cm" svg:y2="13.434cm" svg:d="M1835 13435l-1200-1" svg:viewBox="0 0 1201 2">
          <text:p/>
        </draw:connector>
        <draw:connector draw:style-name="gr19" draw:text-style-name="P11" draw:layer="layout" draw:type="line" svg:x1="3.435cm" svg:y1="13.434cm" svg:x2="2.235cm" svg:y2="13.435cm" svg:d="M3435 13434l-1200 1" svg:viewBox="0 0 1201 2">
          <text:p/>
        </draw:connector>
        <draw:circle draw:style-name="gr17" draw:text-style-name="P9" draw:layer="layout" svg:width="0.4cm" svg:height="0.4cm" svg:x="1.435cm" svg:y="12.035cm">
          <text:p/>
        </draw:circle>
        <draw:connector draw:style-name="gr19" draw:text-style-name="P11" draw:layer="layout" draw:type="line" svg:x1="0.635cm" svg:y1="12.235cm" svg:x2="1.435cm" svg:y2="12.235cm" svg:d="M635 12235h800" svg:viewBox="0 0 801 1">
          <text:p/>
        </draw:connector>
        <draw:connector draw:style-name="gr19" draw:text-style-name="P11" draw:layer="layout" draw:type="line" svg:x1="1.835cm" svg:y1="12.235cm" svg:x2="2.635cm" svg:y2="12.235cm" svg:d="M1835 12235h800" svg:viewBox="0 0 801 1">
          <text:p/>
        </draw:connector>
        <draw:circle draw:style-name="gr17" draw:text-style-name="P9" draw:layer="layout" svg:width="0.4cm" svg:height="0.4cm" svg:x="4.035cm" svg:y="6.035cm">
          <text:p/>
        </draw:circle>
        <draw:connector draw:style-name="gr14" draw:text-style-name="P7" draw:layer="layout" draw:type="line" svg:x1="4.235cm" svg:y1="5.635cm" svg:x2="4.235cm" svg:y2="6.035cm" svg:d="M4235 5635v400" svg:viewBox="0 0 1 401">
          <text:p/>
        </draw:connector>
        <draw:connector draw:style-name="gr14" draw:text-style-name="P7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.235cm" svg:y="6.035cm">
            <text:p/>
          </draw:circle>
          <draw:g>
            <draw:polygon draw:style-name="gr15" draw:text-style-name="P3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16" draw:text-style-name="P6" draw:layer="layout" svg:width="0.8cm" svg:height="0.8cm" svg:x="0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.435cm" svg:y1="5.435cm" svg:x2="1.435cm" svg:y2="6.035cm" svg:d="M1435 5435v600" svg:viewBox="0 0 1 601">
          <text:p/>
        </draw:connector>
        <draw:connector draw:style-name="gr14" draw:text-style-name="P7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3" draw:text-style-name="P9" draw:layer="layout" svg:width="0.4cm" svg:height="0.4cm" svg:x="2.435cm" svg:y="6.035cm">
            <text:p/>
          </draw:circle>
          <draw:g>
            <draw:polygon draw:style-name="gr15" draw:text-style-name="P3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16" draw:text-style-name="P6" draw:layer="layout" svg:width="0.8cm" svg:height="0.8cm" svg:x="2.635cm" svg:y="5.8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.635cm" svg:y1="5.435cm" svg:x2="2.635cm" svg:y2="6.035cm" svg:d="M2635 5435v600" svg:viewBox="0 0 1 601">
          <text:p/>
        </draw:connector>
        <draw:connector draw:style-name="gr14" draw:text-style-name="P7" draw:layer="layout" draw:type="line" svg:x1="2.635cm" svg:y1="6.435cm" svg:x2="2.635cm" svg:y2="7.035cm" svg:d="M2635 6435v600" svg:viewBox="0 0 1 601">
          <text:p/>
        </draw:connector>
        <draw:connector draw:style-name="gr14" draw:text-style-name="P7" draw:layer="layout" draw:type="line" svg:x1="1.235cm" svg:y1="9.835cm" svg:x2="0.635cm" svg:y2="9.835cm" svg:d="M1235 9835h-600" svg:viewBox="0 0 601 1">
          <text:p/>
        </draw:connector>
        <draw:connector draw:style-name="gr14" draw:text-style-name="P7" draw:layer="layout" draw:type="line" svg:x1="2.435cm" svg:y1="9.835cm" svg:x2="1.635cm" svg:y2="9.835cm" svg:d="M2435 9835h-800" svg:viewBox="0 0 801 1">
          <text:p/>
        </draw:connector>
        <draw:g draw:style-name="gr6">
          <draw:glue-point draw:id="4" svg:x="-2.5cm" svg:y="3cm"/>
          <draw:glue-point draw:id="5" svg:x="2.5cm" svg:y="3cm"/>
          <draw:circle draw:style-name="gr13" draw:text-style-name="P9" draw:layer="layout" svg:width="0.4cm" svg:height="0.4cm" svg:x="1.235cm" svg:y="9.635cm">
            <text:p/>
          </draw:circle>
          <draw:g>
            <draw:polygon draw:style-name="gr15" draw:text-style-name="P3" draw:layer="layout" svg:width="0.124cm" svg:height="0.177cm" svg:x="1.152cm" svg:y="9.346cm" svg:viewBox="0 0 125 178" draw:points="125,0 125,178 0,89">
              <text:p/>
            </draw:polygon>
            <draw:frame draw:style-name="gr16" draw:text-style-name="P6" draw:layer="layout" svg:width="0.8cm" svg:height="0.8cm" svg:x="1.035cm" svg:y="9.0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g>
          <draw:g>
            <draw:circle draw:style-name="gr2" draw:text-style-name="P3" draw:layer="layout" svg:width="0.046cm" svg:height="0.046cm" svg:x="0.912cm" svg:y="15.039cm">
              <text:p/>
            </draw:circle>
            <draw:circle draw:style-name="gr2" draw:text-style-name="P3" draw:layer="layout" svg:width="0.046cm" svg:height="0.046cm" svg:x="0.912cm" svg:y="14.947cm">
              <text:p/>
            </draw:circle>
            <draw:rect draw:style-name="gr3" draw:text-style-name="P4" draw:layer="layout" svg:width="0.2cm" svg:height="0.2cm" svg:x="0.835cm" svg:y="14.916cm">
              <text:p/>
            </draw:rect>
          </draw:g>
          <draw:rect draw:style-name="gr3" draw:text-style-name="P4" draw:layer="layout" svg:width="0.6cm" svg:height="0.6cm" svg:x="0.635cm" svg:y="14.716cm">
            <text:p/>
          </draw:rect>
        </draw:g>
        <draw:g>
          <draw:g>
            <draw:circle draw:style-name="gr2" draw:text-style-name="P3" draw:layer="layout" svg:width="0.046cm" svg:height="0.046cm" svg:x="1.758cm" svg:y="14.993cm">
              <text:p/>
            </draw:circle>
            <draw:circle draw:style-name="gr2" draw:text-style-name="P3" draw:layer="layout" svg:width="0.046cm" svg:height="0.046cm" svg:x="1.666cm" svg:y="14.993cm">
              <text:p/>
            </draw:circle>
            <draw:rect draw:style-name="gr3" draw:text-style-name="P4" draw:layer="layout" svg:width="0.2cm" svg:height="0.2cm" svg:x="1.635cm" svg:y="14.916cm">
              <text:p/>
            </draw:rect>
          </draw:g>
          <draw:rect draw:style-name="gr3" draw:text-style-name="P4" draw:layer="layout" svg:width="0.6cm" svg:height="0.6cm" svg:x="1.435cm" svg:y="14.716cm">
            <text:p/>
          </draw:rect>
        </draw:g>
        <draw:g>
          <draw:g>
            <draw:circle draw:style-name="gr2" draw:text-style-name="P3" draw:layer="layout" svg:width="0.046cm" svg:height="0.046cm" svg:x="2.527cm" svg:y="14.978cm">
              <text:p/>
            </draw:circle>
            <draw:circle draw:style-name="gr2" draw:text-style-name="P3" draw:layer="layout" svg:width="0.046cm" svg:height="0.046cm" svg:x="2.466cm" svg:y="15.039cm">
              <text:p/>
            </draw:circle>
            <draw:rect draw:style-name="gr3" draw:text-style-name="P4" draw:layer="layout" svg:width="0.2cm" svg:height="0.2cm" svg:x="2.435cm" svg:y="14.916cm">
              <text:p/>
            </draw:rect>
          </draw:g>
          <draw:rect draw:style-name="gr3" draw:text-style-name="P4" draw:layer="layout" svg:width="0.6cm" svg:height="0.6cm" svg:x="2.235cm" svg:y="14.716cm">
            <text:p/>
          </draw:rect>
        </draw:g>
        <draw:frame draw:style-name="gr20" draw:text-style-name="P2" draw:layer="layout" svg:width="2cm" svg:height="1.2cm" svg:x="1.035cm" svg:y="1.835cm">
          <draw:text-box>
            <text:p text:style-name="P1"><text:span text:style-name="T1">A</text:span><text:span text:style-name="T1">g</text:span><text:span text:style-name="T1">e</text:span><text:span text:style-name="T1">n</text:span><text:span text:style-name="T1">t</text:span></text:p>
          </draw:text-box>
        </draw:frame>
        <draw:frame draw:style-name="gr20" draw:text-style-name="P2" draw:layer="layout" svg:width="2cm" svg:height="1.2cm" svg:x="1.035cm" svg:y="3.435cm">
          <draw:text-box draw:corner-radius="0.6cm">
            <text:p text:style-name="P1"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/text:p>
          </draw:text-box>
        </draw:frame>
        <draw:frame draw:style-name="gr21" draw:text-style-name="P12" draw:layer="layout" svg:width="0.8cm" svg:height="0.8cm" svg:x="0.635cm" svg:y="0.635cm">
          <draw:text-box>
            <text:p text:style-name="P1"><text:span text:style-name="T1">A</text:span></text:p>
          </draw:text-box>
        </draw:frame>
        <draw:frame draw:style-name="gr22" draw:text-style-name="P13" draw:layer="layout" svg:width="0.8cm" svg:height="0.8cm" svg:x="1.835cm" svg:y="0.635cm">
          <draw:text-box>
            <text:p text:style-name="P1"><text:span text:style-name="T1">A</text:span></text:p>
          </draw:text-box>
        </draw:frame>
        <draw:frame draw:style-name="gr23" draw:text-style-name="P14" draw:layer="layout" svg:width="0.8cm" svg:height="0.8cm" svg:x="3.035cm" svg:y="0.635cm">
          <draw:text-box>
            <text:p text:style-name="P1"><text:span text:style-name="T1">A</text:span></text:p>
          </draw:text-box>
        </draw:frame>
        <draw:frame draw:style-name="gr24" draw:text-style-name="P15" draw:layer="layout" svg:width="0.8cm" svg:height="0.8cm" svg:x="4.235cm" svg:y="0.635cm">
          <draw:text-box>
            <text:p text:style-name="P1"><text:span text:style-name="T1">A</text:span></text:p>
          </draw:text-box>
        </draw:frame>
        <draw:frame draw:style-name="gr25" draw:text-style-name="P16" draw:layer="layout" svg:width="0.8cm" svg:height="0.8cm" svg:x="5.435cm" svg:y="0.635cm">
          <draw:text-box>
            <text:p text:style-name="P1"><text:span text:style-name="T1">A</text:span></text:p>
          </draw:text-box>
        </draw:frame>
        <draw:frame draw:style-name="gr26" draw:text-style-name="P2" draw:layer="layout" svg:width="2cm" svg:height="1.2cm" svg:x="13.636cm" svg:y="1.935cm">
          <draw:text-box>
            <text:p/>
          </draw:text-box>
        </draw:frame>
        <draw:g draw:style-name="gr6">
          <draw:circle draw:style-name="gr7" draw:text-style-name="P8" draw:layer="layout" svg:width="0.229cm" svg:height="0.229cm" svg:x="14.55cm" svg:y="2.136cm">
            <text:p/>
          </draw:circle>
          <draw:line draw:style-name="gr8" draw:text-style-name="P7" draw:layer="layout" svg:x1="14.665cm" svg:y1="2.365cm" svg:x2="14.665cm" svg:y2="2.707cm">
            <text:p/>
          </draw:line>
          <draw:line draw:style-name="gr8" draw:text-style-name="P7" draw:layer="layout" svg:x1="14.665cm" svg:y1="2.479cm" svg:x2="14.893cm" svg:y2="2.365cm">
            <text:p/>
          </draw:line>
          <draw:line draw:style-name="gr8" draw:text-style-name="P7" draw:layer="layout" svg:x1="14.665cm" svg:y1="2.479cm" svg:x2="14.436cm" svg:y2="2.365cm">
            <text:p/>
          </draw:line>
          <draw:line draw:style-name="gr8" draw:text-style-name="P7" draw:layer="layout" svg:x1="14.665cm" svg:y1="2.707cm" svg:x2="14.436cm" svg:y2="2.936cm">
            <text:p/>
          </draw:line>
          <draw:line draw:style-name="gr8" draw:text-style-name="P7" draw:layer="layout" svg:x1="14.665cm" svg:y1="2.707cm" svg:x2="14.893cm" svg:y2="2.936cm">
            <text:p/>
          </draw:line>
        </draw:g>
        <draw:circle draw:style-name="gr13" draw:text-style-name="P9" draw:layer="layout" svg:width="0.4cm" svg:height="0.4cm" svg:x="14.436cm" svg:y="3.535cm">
          <text:p/>
        </draw:circle>
        <draw:connector draw:style-name="gr14" draw:text-style-name="P7" draw:layer="layout" draw:type="line" svg:x1="14.636cm" svg:y1="3.135cm" svg:x2="14.636cm" svg:y2="3.535cm" svg:d="M14636 3135v400" svg:viewBox="0 0 1 401">
          <text:p/>
        </draw:connector>
        <draw:connector draw:style-name="gr14" draw:text-style-name="P7" draw:layer="layout" draw:type="line" svg:x1="14.636cm" svg:y1="3.935cm" svg:x2="14.636cm" svg:y2="4.335cm" svg:d="M14636 3935v400" svg:viewBox="0 0 1 401">
          <text:p/>
        </draw:connector>
        <draw:frame draw:style-name="gr1" draw:text-style-name="P2" draw:layer="layout" svg:width="2.4cm" svg:height="1.6cm" svg:x="13.436cm" svg:y="7.535cm">
          <draw:text-box>
            <text:p text:style-name="P1"><text:span text:style-name="T1">M</text:span><text:span text:style-name="T1">a</text:span><text:span text:style-name="T1">r</text:span><text:span text:style-name="T1">k</text:span><text:span text:style-name="T1">e</text:span><text:span text:style-name="T1">t</text:span><text:span text:style-name="T1">p</text:span><text:span text:style-name="T1">l</text:span><text:span text:style-name="T1">a</text:span><text:span text:style-name="T1">c</text:span><text:span text:style-name="T1">e</text:span></text:p>
          </draw:text-box>
        </draw:frame>
        <draw:frame draw:style-name="gr1" draw:text-style-name="P2" draw:layer="layout" svg:width="2.4cm" svg:height="1.6cm" svg:x="9.236cm" svg:y="7.535cm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e</text:span><text:span text:style-name="T1">r</text:span></text:p>
          </draw:text-box>
        </draw:frame>
        <draw:frame draw:style-name="gr1" draw:text-style-name="P2" draw:layer="layout" svg:width="2.4cm" svg:height="1.6cm" svg:x="21.629cm" svg:y="7.535cm">
          <draw:text-box>
  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r</text:span></text:p>
          </draw:text-box>
        </draw:frame>
        <draw:frame draw:style-name="gr1" draw:text-style-name="P2" draw:layer="layout" svg:width="2.4cm" svg:height="1.6cm" svg:x="17.444cm" svg:y="7.535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h</text:span><text:span text:style-name="T1">a</text:span><text:span text:style-name="T1">n</text:span><text:span text:style-name="T1">t</text:span></text:p>
          </draw:text-box>
        </draw:frame>
        <draw:connector draw:style-name="gr14" draw:text-style-name="P7" draw:layer="layout" draw:type="line" svg:x1="12.236cm" svg:y1="8.348cm" svg:x2="11.636cm" svg:y2="8.348cm" svg:d="M12236 8348h-600" svg:viewBox="0 0 601 1">
          <text:p/>
        </draw:connector>
        <draw:connector draw:style-name="gr14" draw:text-style-name="P7" draw:layer="layout" draw:type="line" svg:x1="13.436cm" svg:y1="8.348cm" svg:x2="12.636cm" svg:y2="8.348cm" svg:d="M134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12.236cm" svg:y="8.148cm">
            <text:p/>
          </draw:circle>
          <draw:g>
            <draw:polygon draw:style-name="gr15" draw:text-style-name="P3" draw:layer="layout" svg:width="0.124cm" svg:height="0.177cm" svg:x="12.636cm" svg:y="7.859cm" svg:viewBox="0 0 125 178" draw:points="0,0 0,178 125,89">
              <text:p/>
            </draw:polygon>
            <draw:frame draw:style-name="gr16" draw:text-style-name="P6" draw:layer="layout" svg:width="0.8cm" svg:height="0.8cm" svg:x="12.0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ircle draw:style-name="gr17" draw:text-style-name="P9" draw:layer="layout" svg:width="0.4cm" svg:height="0.4cm" svg:x="16.436cm" svg:y="8.135cm">
          <text:p/>
        </draw:circle>
        <draw:connector draw:style-name="gr14" draw:text-style-name="P7" draw:layer="layout" draw:type="line" svg:x1="16.436cm" svg:y1="8.335cm" svg:x2="15.836cm" svg:y2="8.334cm" svg:d="M16436 8335l-600-1" svg:viewBox="0 0 601 2">
          <text:p/>
        </draw:connector>
        <draw:connector draw:style-name="gr14" draw:text-style-name="P7" draw:layer="layout" draw:type="line" svg:x1="17.436cm" svg:y1="8.335cm" svg:x2="16.836cm" svg:y2="8.335cm" svg:d="M17436 8335h-600" svg:viewBox="0 0 601 1">
          <text:p/>
        </draw:connector>
        <draw:connector draw:style-name="gr14" draw:text-style-name="P7" draw:layer="layout" draw:type="line" svg:x1="20.436cm" svg:y1="8.348cm" svg:x2="19.836cm" svg:y2="8.348cm" svg:d="M20436 8348h-600" svg:viewBox="0 0 601 1">
          <text:p/>
        </draw:connector>
        <draw:connector draw:style-name="gr14" draw:text-style-name="P7" draw:layer="layout" draw:type="line" svg:x1="21.636cm" svg:y1="8.348cm" svg:x2="20.836cm" svg:y2="8.348cm" svg:d="M21636 8348h-800" svg:viewBox="0 0 801 1">
          <text:p/>
        </draw:connector>
        <draw:g>
          <draw:glue-point draw:id="4" svg:x="-2.5cm" svg:y="3cm"/>
          <draw:glue-point draw:id="5" svg:x="2.5cm" svg:y="3cm"/>
          <draw:circle draw:style-name="gr13" draw:text-style-name="P9" draw:layer="layout" svg:width="0.4cm" svg:height="0.4cm" svg:x="20.436cm" svg:y="8.148cm">
            <text:p/>
          </draw:circle>
          <draw:g>
            <draw:polygon draw:style-name="gr15" draw:text-style-name="P3" draw:layer="layout" svg:width="0.124cm" svg:height="0.177cm" svg:x="20.836cm" svg:y="7.859cm" svg:viewBox="0 0 125 178" draw:points="0,0 0,178 125,89">
              <text:p/>
            </draw:polygon>
            <draw:frame draw:style-name="gr16" draw:text-style-name="P6" draw:layer="layout" svg:width="0.8cm" svg:height="0.8cm" svg:x="20.236cm" svg:y="7.548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frame draw:style-name="gr1" draw:text-style-name="P2" draw:layer="layout" svg:width="14.8cm" svg:height="1.6cm" svg:x="9.235cm" svg:y="4.335cm">
          <draw:text-box>
            <text:p text:style-name="P1"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U</text:span><text:span text:style-name="T1">I</text:span></text:p>
          </draw:text-box>
        </draw:frame>
        <draw:frame draw:style-name="gr1" draw:text-style-name="P2" draw:layer="layout" svg:width="2.4cm" svg:height="1.6cm" svg:x="13.436cm" svg:y="7.535cm">
          <draw:text-box>
            <text:p text:style-name="P1"><text:span text:style-name="T1">M</text:span><text:span text:style-name="T1">ar</text:span><text:span text:style-name="T1">k</text:span><text:span text:style-name="T1">et</text:span><text:span text:style-name="T1">pl</text:span><text:span text:style-name="T1">a</text:span><text:span text:style-name="T1">c</text:span><text:span text:style-name="T1">e</text:span></text:p>
          </draw:text-box>
        </draw:frame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9cm" svg:y="6.535cm">
            <text:p/>
          </draw:circle>
          <draw:g>
            <draw:polygon draw:style-name="gr15" draw:text-style-name="P3" draw:layer="layout" svg:width="0.124cm" svg:height="0.177cm" draw:transform="rotate (-1.5707963267949) translate (14.365cm 6.93cm)" svg:viewBox="0 0 125 178" draw:points="0,0 0,178 125,89">
              <text:p/>
            </draw:polygon>
            <draw:frame draw:style-name="gr16" draw:text-style-name="P6" draw:layer="layout" svg:width="0.8cm" svg:height="0.8cm" svg:x="13.849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9cm" svg:y1="5.935cm" svg:x2="14.649cm" svg:y2="6.535cm" svg:d="M14649 5935v600" svg:viewBox="0 0 1 601">
          <text:p/>
        </draw:connector>
        <draw:connector draw:style-name="gr14" draw:text-style-name="P7" draw:layer="layout" draw:type="line" svg:x1="14.649cm" svg:y1="6.935cm" svg:x2="14.649cm" svg:y2="7.535cm" svg:d="M14649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0.262cm" svg:y="6.535cm">
            <text:p/>
          </draw:circle>
          <draw:g>
            <draw:polygon draw:style-name="gr15" draw:text-style-name="P3" draw:layer="layout" svg:width="0.124cm" svg:height="0.177cm" draw:transform="rotate (-1.5707963267949) translate (10.178cm 6.93cm)" svg:viewBox="0 0 125 178" draw:points="0,0 0,178 125,89">
              <text:p/>
            </draw:polygon>
            <draw:frame draw:style-name="gr16" draw:text-style-name="P6" draw:layer="layout" svg:width="0.8cm" svg:height="0.8cm" svg:x="9.6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0.462cm" svg:y1="5.935cm" svg:x2="10.462cm" svg:y2="6.535cm" svg:d="M10462 5935v600" svg:viewBox="0 0 1 601">
          <text:p/>
        </draw:connector>
        <draw:connector draw:style-name="gr14" draw:text-style-name="P7" draw:layer="layout" draw:type="line" svg:x1="10.462cm" svg:y1="6.935cm" svg:x2="10.462cm" svg:y2="7.535cm" svg:d="M104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2cm" svg:y="6.535cm">
            <text:p/>
          </draw:circle>
          <draw:g>
            <draw:polygon draw:style-name="gr15" draw:text-style-name="P3" draw:layer="layout" svg:width="0.124cm" svg:height="0.177cm" draw:transform="rotate (-1.5707963267949) translate (18.378cm 6.93cm)" svg:viewBox="0 0 125 178" draw:points="0,0 0,178 125,89">
              <text:p/>
            </draw:polygon>
            <draw:frame draw:style-name="gr16" draw:text-style-name="P6" draw:layer="layout" svg:width="0.8cm" svg:height="0.8cm" svg:x="17.862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2cm" svg:y1="5.935cm" svg:x2="18.662cm" svg:y2="6.535cm" svg:d="M18662 5935v600" svg:viewBox="0 0 1 601">
          <text:p/>
        </draw:connector>
        <draw:connector draw:style-name="gr14" draw:text-style-name="P7" draw:layer="layout" draw:type="line" svg:x1="18.662cm" svg:y1="6.935cm" svg:x2="18.662cm" svg:y2="7.535cm" svg:d="M18662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5cm" svg:y="6.535cm">
            <text:p/>
          </draw:circle>
          <draw:g>
            <draw:polygon draw:style-name="gr15" draw:text-style-name="P3" draw:layer="layout" svg:width="0.124cm" svg:height="0.177cm" draw:transform="rotate (-1.5707963267949) translate (22.591cm 6.93cm)" svg:viewBox="0 0 125 178" draw:points="0,0 0,178 125,89">
              <text:p/>
            </draw:polygon>
            <draw:frame draw:style-name="gr16" draw:text-style-name="P6" draw:layer="layout" svg:width="0.8cm" svg:height="0.8cm" svg:x="22.075cm" svg:y="6.3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5cm" svg:y1="5.935cm" svg:x2="22.875cm" svg:y2="6.535cm" svg:d="M22875 5935v600" svg:viewBox="0 0 1 601">
          <text:p/>
        </draw:connector>
        <draw:connector draw:style-name="gr14" draw:text-style-name="P7" draw:layer="layout" draw:type="line" svg:x1="22.875cm" svg:y1="6.935cm" svg:x2="22.875cm" svg:y2="7.535cm" svg:d="M22875 69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4.448cm" svg:y="9.735cm">
            <text:p/>
          </draw:circle>
          <draw:g>
            <draw:polygon draw:style-name="gr15" draw:text-style-name="P3" draw:layer="layout" svg:width="0.124cm" svg:height="0.177cm" draw:transform="rotate (-1.5707963267949) translate (14.364cm 10.13cm)" svg:viewBox="0 0 125 178" draw:points="0,0 0,178 125,89">
              <text:p/>
            </draw:polygon>
            <draw:frame draw:style-name="gr16" draw:text-style-name="P6" draw:layer="layout" svg:width="0.8cm" svg:height="0.8cm" svg:x="13.848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4.648cm" svg:y1="9.135cm" svg:x2="14.648cm" svg:y2="9.735cm" svg:d="M14648 9135v600" svg:viewBox="0 0 1 601">
          <text:p/>
        </draw:connector>
        <draw:connector draw:style-name="gr14" draw:text-style-name="P7" draw:layer="layout" draw:type="line" svg:x1="14.648cm" svg:y1="10.135cm" svg:x2="14.648cm" svg:y2="10.735cm" svg:d="M14648 101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18.461cm" svg:y="9.735cm">
            <text:p/>
          </draw:circle>
          <draw:g>
            <draw:polygon draw:style-name="gr15" draw:text-style-name="P3" draw:layer="layout" svg:width="0.124cm" svg:height="0.177cm" draw:transform="rotate (-1.5707963267949) translate (18.377cm 10.13cm)" svg:viewBox="0 0 125 178" draw:points="0,0 0,178 125,89">
              <text:p/>
            </draw:polygon>
            <draw:frame draw:style-name="gr16" draw:text-style-name="P6" draw:layer="layout" svg:width="0.8cm" svg:height="0.8cm" svg:x="17.861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18.661cm" svg:y1="9.135cm" svg:x2="18.661cm" svg:y2="9.735cm" svg:d="M18661 9135v600" svg:viewBox="0 0 1 601">
          <text:p/>
        </draw:connector>
        <draw:connector draw:style-name="gr14" draw:text-style-name="P7" draw:layer="layout" draw:type="line" svg:x1="18.661cm" svg:y1="10.135cm" svg:x2="18.661cm" svg:y2="10.735cm" svg:d="M18661 10135v600" svg:viewBox="0 0 1 601">
          <text:p/>
        </draw:connector>
        <draw:g>
          <draw:glue-point draw:id="4" svg:x="3cm" svg:y="-2.5cm"/>
          <draw:glue-point draw:id="5" svg:x="3cm" svg:y="2.5cm"/>
          <draw:circle draw:style-name="gr13" draw:text-style-name="P9" draw:layer="layout" svg:width="0.4cm" svg:height="0.4cm" svg:x="22.674cm" svg:y="9.735cm">
            <text:p/>
          </draw:circle>
          <draw:g>
            <draw:polygon draw:style-name="gr15" draw:text-style-name="P3" draw:layer="layout" svg:width="0.124cm" svg:height="0.177cm" draw:transform="rotate (-1.5707963267949) translate (22.59cm 10.13cm)" svg:viewBox="0 0 125 178" draw:points="0,0 0,178 125,89">
              <text:p/>
            </draw:polygon>
            <draw:frame draw:style-name="gr16" draw:text-style-name="P6" draw:layer="layout" svg:width="0.8cm" svg:height="0.8cm" svg:x="22.074cm" svg:y="9.535cm">
              <draw:text-box>
                <text:p text:style-name="P5"><text:span text:style-name="T2"><text:s/></text:span><text:span text:style-name="T2">R</text:span></text:p>
              </draw:text-box>
            </draw:frame>
          </draw:g>
        </draw:g>
        <draw:connector draw:style-name="gr14" draw:text-style-name="P7" draw:layer="layout" draw:type="line" svg:x1="22.874cm" svg:y1="9.135cm" svg:x2="22.874cm" svg:y2="9.735cm" svg:d="M22874 9135v600" svg:viewBox="0 0 1 601">
          <text:p/>
        </draw:connector>
        <draw:connector draw:style-name="gr14" draw:text-style-name="P7" draw:layer="layout" draw:type="line" svg:x1="22.874cm" svg:y1="10.135cm" svg:x2="22.874cm" svg:y2="10.735cm" svg:d="M22874 10135v600" svg:viewBox="0 0 1 601">
          <text:p/>
        </draw:connector>
        <draw:g>
          <draw:g>
            <draw:circle draw:style-name="gr2" draw:text-style-name="P3" draw:layer="layout" svg:width="0.046cm" svg:height="0.046cm" svg:x="17.367cm" svg:y="9.168cm">
              <text:p/>
            </draw:circle>
            <draw:circle draw:style-name="gr2" draw:text-style-name="P3" draw:layer="layout" svg:width="0.046cm" svg:height="0.046cm" svg:x="17.306cm" svg:y="9.229cm">
              <text:p/>
            </draw:circle>
            <draw:rect draw:style-name="gr3" draw:text-style-name="P4" draw:layer="layout" svg:width="0.2cm" svg:height="0.2cm" svg:x="17.275cm" svg:y="9.106cm">
              <text:p/>
            </draw:rect>
          </draw:g>
          <draw:rect draw:style-name="gr3" draw:text-style-name="P4" draw:layer="layout" svg:width="0.6cm" svg:height="0.6cm" svg:x="17.075cm" svg:y="8.906cm">
            <text:p/>
          </draw:rect>
        </draw:g>
        <draw:frame draw:style-name="gr27" draw:text-style-name="P2" draw:layer="layout" svg:width="14.8cm" svg:height="1.6cm" svg:x="9.235cm" svg:y="10.735cm">
          <draw:text-box>
            <text:p text:style-name="P1"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Dashed_20__28_var_29__20_1" draw:display-name="Dashed (var) 1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07T09:22:53.015877769</dc:date>
    <meta:editing-duration>PT13H16M5S</meta:editing-duration>
    <meta:editing-cycles>4</meta:editing-cycles>
    <meta:document-statistic meta:object-count="192"/>
  </office:meta>
</office:document-meta>
</file>